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text:style-name="WW_CharLFO3LVL3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text:style-name="WW_CharLFO3LVL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text:style-name="WW_CharLFO3LVL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text:style-name="WW_CharLFO3LVL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text:style-name="WW_CharLFO3LVL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8" style:parent-style-name="Normální" style:family="paragraph">
      <style:text-properties fo:font-weight="bold" style:font-weight-asian="bold"/>
    </style:style>
    <style:style style:name="T19" style:parent-style-name="instrukce" style:family="text">
      <style:text-properties style:use-window-font-color="true"/>
    </style:style>
    <style:style style:name="P20" style:parent-style-name="Základnítext" style:family="paragraph">
      <style:paragraph-properties fo:text-align="start"/>
    </style:style>
    <style:style style:name="T21" style:parent-style-name="instrukce" style:family="text">
      <style:text-properties fo:font-weight="bold" style:font-weight-asian="bold" style:use-window-font-color="true"/>
    </style:style>
    <style:style style:name="P22" style:parent-style-name="Základnítext" style:family="paragraph">
      <style:paragraph-properties fo:margin-left="0.25in">
        <style:tab-stops/>
      </style:paragraph-properties>
    </style:style>
    <style:style style:name="T23" style:parent-style-name="instrukce" style:family="text">
      <style:text-properties style:use-window-font-color="true"/>
    </style:style>
    <style:style style:name="P24" style:parent-style-name="Základnítext" style:family="paragraph">
      <style:paragraph-properties fo:text-align="start"/>
    </style:style>
    <style:style style:name="T25" style:parent-style-name="instrukce" style:family="text">
      <style:text-properties fo:font-weight="bold" style:font-weight-asian="bold" style:use-window-font-color="true"/>
    </style:style>
    <style:style style:name="T26" style:parent-style-name="instrukce" style:family="text">
      <style:text-properties fo:font-weight="bold" style:font-weight-asian="bold" style:use-window-font-color="true"/>
    </style:style>
    <style:style style:name="P27" style:parent-style-name="Základnítext" style:family="paragraph">
      <style:paragraph-properties fo:text-align="start"/>
    </style:style>
    <style:style style:name="T28" style:parent-style-name="instrukce" style:family="text">
      <style:text-properties fo:font-weight="bold" style:font-weight-asian="bold" style:use-window-font-color="true"/>
    </style:style>
    <style:style style:name="P29" style:parent-style-name="Základnítext" style:family="paragraph">
      <style:paragraph-properties fo:text-align="start"/>
    </style:style>
    <style:style style:name="T30" style:parent-style-name="instrukce" style:family="text">
      <style:text-properties fo:font-weight="bold" style:font-weight-asian="bold" style:use-window-font-color="true"/>
    </style:style>
    <style:style style:name="P31" style:parent-style-name="Základnítext" style:family="paragraph">
      <style:paragraph-properties fo:text-align="start"/>
    </style:style>
    <style:style style:name="T32" style:parent-style-name="instrukce" style:family="text">
      <style:text-properties fo:font-weight="bold" style:font-weight-asian="bold" style:use-window-font-color="true"/>
    </style:style>
    <style:style style:name="P33" style:parent-style-name="Základnítext" style:family="paragraph">
      <style:paragraph-properties fo:margin-left="0.25in">
        <style:tab-stops/>
      </style:paragraph-properties>
    </style:style>
    <style:style style:name="T34" style:parent-style-name="instrukce" style:family="text">
      <style:text-properties style:use-window-font-color="true"/>
    </style:style>
    <style:style style:name="T35" style:parent-style-name="instrukce" style:family="text">
      <style:text-properties style:use-window-font-color="true"/>
    </style:style>
    <style:style style:name="T36" style:parent-style-name="instrukce" style:family="text">
      <style:text-properties fo:font-style="italic" style:font-style-asian="italic" style:use-window-font-color="true"/>
    </style:style>
    <style:style style:name="T37" style:parent-style-name="instrukce" style:family="text">
      <style:text-properties style:use-window-font-color="true"/>
    </style:style>
    <style:style style:name="T38" style:parent-style-name="instrukce" style:family="text">
      <style:text-properties fo:font-style="italic" style:font-style-asian="italic" style:use-window-font-color="true"/>
    </style:style>
    <style:style style:name="T39" style:parent-style-name="instrukce" style:family="text">
      <style:text-properties style:use-window-font-color="true"/>
    </style:style>
    <style:style style:name="T40" style:parent-style-name="instrukce" style:family="text">
      <style:text-properties fo:font-style="italic" style:font-style-asian="italic" style:use-window-font-color="true"/>
    </style:style>
    <style:style style:name="T41" style:parent-style-name="instrukce" style:family="text">
      <style:text-properties style:use-window-font-color="true"/>
    </style:style>
    <style:style style:name="T42" style:parent-style-name="instrukce" style:family="text">
      <style:text-properties fo:font-style="italic" style:font-style-asian="italic" style:use-window-font-color="true"/>
    </style:style>
    <style:style style:name="T43" style:parent-style-name="instrukce" style:family="text">
      <style:text-properties style:use-window-font-color="true"/>
    </style:style>
    <style:style style:name="T44" style:parent-style-name="Značkapozn.podčarou" style:family="text">
      <style:text-properties style:use-window-font-color="true"/>
    </style:style>
    <style:style style:name="T45" style:parent-style-name="instrukce" style:family="text">
      <style:text-properties style:use-window-font-color="true"/>
    </style:style>
    <style:style style:name="T46" style:parent-style-name="instrukce" style:family="text">
      <style:text-properties fo:font-style="italic" style:font-style-asian="italic" style:use-window-font-color="true"/>
    </style:style>
    <style:style style:name="T47" style:parent-style-name="instrukce" style:family="text">
      <style:text-properties style:use-window-font-color="true"/>
    </style:style>
    <style:style style:name="T48" style:parent-style-name="Značkapozn.podčarou" style:family="text">
      <style:text-properties style:use-window-font-color="true"/>
    </style:style>
    <style:style style:name="T49" style:parent-style-name="instrukce" style:family="text">
      <style:text-properties style:use-window-font-color="true"/>
    </style:style>
    <style:style style:name="T50" style:parent-style-name="instrukce" style:family="text">
      <style:text-properties fo:font-style="italic" style:font-style-asian="italic" style:use-window-font-color="true"/>
    </style:style>
    <style:style style:name="T51" style:parent-style-name="instrukce" style:family="text">
      <style:text-properties style:use-window-font-color="true"/>
    </style:style>
    <style:style style:name="T52" style:parent-style-name="instrukce" style:family="text">
      <style:text-properties fo:font-style="italic" style:font-style-asian="italic" style:use-window-font-color="true"/>
    </style:style>
    <style:style style:name="T53" style:parent-style-name="instrukce" style:family="text">
      <style:text-properties style:use-window-font-color="true"/>
    </style:style>
    <style:style style:name="P54" style:parent-style-name="Základnítext" style:family="paragraph">
      <style:paragraph-properties fo:text-align="start"/>
    </style:style>
    <style:style style:name="T55" style:parent-style-name="instrukce" style:family="text">
      <style:text-properties fo:font-weight="bold" style:font-weight-asian="bold" style:use-window-font-color="true"/>
    </style:style>
    <style:style style:name="T56" style:parent-style-name="instrukce" style:family="text">
      <style:text-properties fo:font-weight="bold" style:font-weight-asian="bold" style:use-window-font-color="true"/>
    </style:style>
    <style:style style:name="P57" style:parent-style-name="Základnítext" style:family="paragraph">
      <style:paragraph-properties fo:margin-left="0.25in">
        <style:tab-stops/>
      </style:paragraph-properties>
    </style:style>
    <style:style style:name="T58" style:parent-style-name="instrukce" style:family="text">
      <style:text-properties style:use-window-font-color="true"/>
    </style:style>
    <style:style style:name="T59" style:parent-style-name="instrukce" style:family="text">
      <style:text-properties style:use-window-font-color="true"/>
    </style:style>
    <style:style style:name="T60" style:parent-style-name="instrukce" style:family="text">
      <style:text-properties style:use-window-font-color="true" style:text-position="super 65.2%"/>
    </style:style>
    <style:style style:name="T61" style:parent-style-name="instrukce" style:family="text">
      <style:text-properties style:use-window-font-color="true"/>
    </style:style>
    <style:style style:name="P62" style:parent-style-name="Základnítext" style:family="paragraph">
      <style:paragraph-properties fo:margin-left="0.25in">
        <style:tab-stops/>
      </style:paragraph-properties>
    </style:style>
    <style:style style:name="T63" style:parent-style-name="instrukce" style:family="text">
      <style:text-properties style:use-window-font-color="true"/>
    </style:style>
    <style:style style:name="P64" style:parent-style-name="Základnítext" style:family="paragraph">
      <style:paragraph-properties fo:margin-left="0.25in">
        <style:tab-stops/>
      </style:paragraph-properties>
    </style:style>
    <style:style style:name="T65" style:parent-style-name="instrukce" style:family="text">
      <style:text-properties style:use-window-font-color="true"/>
    </style:style>
    <style:style style:name="T66" style:parent-style-name="instrukce" style:family="text">
      <style:text-properties style:use-window-font-color="true"/>
    </style:style>
    <style:style style:name="T67" style:parent-style-name="Značkapozn.podčarou" style:family="text">
      <style:text-properties style:use-window-font-color="true"/>
    </style:style>
    <style:style style:name="T68" style:parent-style-name="instrukce" style:family="text">
      <style:text-properties style:use-window-font-color="true"/>
    </style:style>
    <style:style style:name="T69" style:parent-style-name="instrukce" style:family="text">
      <style:text-properties style:use-window-font-color="true" style:text-position="super 65.2%"/>
    </style:style>
    <style:style style:name="T70" style:parent-style-name="instrukce" style:family="text">
      <style:text-properties style:use-window-font-color="true"/>
    </style:style>
    <style:style style:name="T71" style:parent-style-name="instrukce" style:family="text">
      <style:text-properties style:use-window-font-color="true" style:text-position="super 65.2%"/>
    </style:style>
    <style:style style:name="T72" style:parent-style-name="instrukce" style:family="text">
      <style:text-properties style:use-window-font-color="true"/>
    </style:style>
    <style:style style:name="P73" style:parent-style-name="Základnítext" style:family="paragraph">
      <style:paragraph-properties fo:margin-left="0.25in">
        <style:tab-stops/>
      </style:paragraph-properties>
    </style:style>
    <style:style style:name="T74" style:parent-style-name="instrukce" style:family="text">
      <style:text-properties style:use-window-font-color="true"/>
    </style:style>
    <style:style style:name="P75" style:parent-style-name="Základnítext" style:family="paragraph">
      <style:paragraph-properties fo:text-align="start"/>
    </style:style>
    <style:style style:name="T76" style:parent-style-name="instrukce" style:family="text">
      <style:text-properties style:use-window-font-color="true"/>
    </style:style>
    <style:style style:name="T77" style:parent-style-name="instrukce" style:family="text">
      <style:text-properties style:use-window-font-color="true" style:text-position="super 65.2%"/>
    </style:style>
    <style:style style:name="T78" style:parent-style-name="instrukce" style:family="text">
      <style:text-properties style:use-window-font-color="true"/>
    </style:style>
    <style:style style:name="P79" style:parent-style-name="Základnítext" style:family="paragraph">
      <style:paragraph-properties fo:text-align="start"/>
    </style:style>
    <style:style style:name="T80" style:parent-style-name="instrukce" style:family="text">
      <style:text-properties style:use-window-font-color="true"/>
    </style:style>
    <style:style style:name="T81" style:parent-style-name="instrukce" style:family="text">
      <style:text-properties style:use-window-font-color="true" style:text-position="super 65.2%"/>
    </style:style>
    <style:style style:name="T82" style:parent-style-name="instrukce" style:family="text">
      <style:text-properties style:use-window-font-color="true"/>
    </style:style>
    <style:style style:name="T83" style:parent-style-name="instrukce" style:family="text">
      <style:text-properties style:use-window-font-color="true" style:text-position="super 65.2%"/>
    </style:style>
    <style:style style:name="T84" style:parent-style-name="instrukce" style:family="text">
      <style:text-properties style:use-window-font-color="true"/>
    </style:style>
    <style:style style:name="T85" style:parent-style-name="instrukce" style:family="text">
      <style:text-properties style:use-window-font-color="true" style:text-position="super 65.2%"/>
    </style:style>
    <style:style style:name="T86" style:parent-style-name="instrukce" style:family="text">
      <style:text-properties style:use-window-font-color="true"/>
    </style:style>
    <style:style style:name="T87" style:parent-style-name="instrukce" style:family="text">
      <style:text-properties style:use-window-font-color="true"/>
    </style:style>
    <style:style style:name="P88" style:parent-style-name="Základnítext" style:family="paragraph">
      <style:paragraph-properties fo:text-align="start"/>
    </style:style>
    <style:style style:name="T89" style:parent-style-name="instrukce" style:family="text">
      <style:text-properties style:use-window-font-color="true"/>
    </style:style>
    <style:style style:name="T90" style:parent-style-name="instrukce" style:family="text">
      <style:text-properties style:use-window-font-color="true" style:text-position="super 65.2%"/>
    </style:style>
    <style:style style:name="T91" style:parent-style-name="instrukce" style:family="text">
      <style:text-properties style:use-window-font-color="true"/>
    </style:style>
    <style:style style:name="T92" style:parent-style-name="instrukce" style:family="text">
      <style:text-properties style:use-window-font-color="true" style:text-position="super 65.2%"/>
    </style:style>
    <style:style style:name="T93" style:parent-style-name="instrukce" style:family="text">
      <style:text-properties style:use-window-font-color="true"/>
    </style:style>
    <style:style style:name="T94" style:parent-style-name="instrukce" style:family="text">
      <style:text-properties style:use-window-font-color="true" style:text-position="super 65.2%"/>
    </style:style>
    <style:style style:name="T95" style:parent-style-name="instrukce" style:family="text">
      <style:text-properties style:use-window-font-color="true"/>
    </style:style>
    <style:style style:name="P96" style:parent-style-name="Základnítext" style:family="paragraph">
      <style:paragraph-properties fo:text-align="start"/>
    </style:style>
    <style:style style:name="T97" style:parent-style-name="instrukce" style:family="text">
      <style:text-properties style:use-window-font-color="true"/>
    </style:style>
    <style:style style:name="T98" style:parent-style-name="instrukce" style:family="text">
      <style:text-properties style:use-window-font-color="true" style:text-position="super 65.2%"/>
    </style:style>
    <style:style style:name="T99" style:parent-style-name="instrukce" style:family="text">
      <style:text-properties style:use-window-font-color="true"/>
    </style:style>
    <style:style style:name="T100" style:parent-style-name="instrukce" style:family="text">
      <style:text-properties style:use-window-font-color="true" style:text-position="super 65.2%"/>
    </style:style>
    <style:style style:name="T101" style:parent-style-name="instrukce" style:family="text">
      <style:text-properties style:use-window-font-color="true"/>
    </style:style>
    <style:style style:name="T102" style:parent-style-name="instrukce" style:family="text">
      <style:text-properties style:use-window-font-color="true" style:text-position="super 65.2%"/>
    </style:style>
    <style:style style:name="T103" style:parent-style-name="instrukce" style:family="text">
      <style:text-properties style:use-window-font-color="true"/>
    </style:style>
    <style:style style:name="P104" style:parent-style-name="Základnítext" style:family="paragraph">
      <style:paragraph-properties fo:text-align="start"/>
    </style:style>
    <style:style style:name="T105" style:parent-style-name="instrukce" style:family="text">
      <style:text-properties fo:font-weight="bold" style:font-weight-asian="bold" style:use-window-font-color="true"/>
    </style:style>
    <style:style style:name="T106" style:parent-style-name="instrukce" style:family="text">
      <style:text-properties fo:font-weight="bold" style:font-weight-asian="bold" style:use-window-font-color="true"/>
    </style:style>
    <style:style style:name="T107" style:parent-style-name="instrukce" style:family="text">
      <style:text-properties fo:font-weight="bold" style:font-weight-asian="bold" style:use-window-font-color="true" style:text-position="super 65.2%"/>
    </style:style>
    <style:style style:name="T108" style:parent-style-name="instrukce" style:family="text">
      <style:text-properties fo:font-weight="bold" style:font-weight-asian="bold" style:use-window-font-color="true"/>
    </style:style>
    <style:style style:name="P109" style:parent-style-name="Základnítext" style:family="paragraph">
      <style:paragraph-properties fo:margin-left="0.25in">
        <style:tab-stops/>
      </style:paragraph-properties>
    </style:style>
    <style:style style:name="T110" style:parent-style-name="instrukce" style:family="text">
      <style:text-properties style:use-window-font-color="true"/>
    </style:style>
    <style:style style:name="T111" style:parent-style-name="instrukce" style:family="text">
      <style:text-properties style:use-window-font-color="true"/>
    </style:style>
    <style:style style:name="T112" style:parent-style-name="instrukce" style:family="text">
      <style:text-properties style:use-window-font-color="true" style:text-position="super 65.2%"/>
    </style:style>
    <style:style style:name="T113" style:parent-style-name="instrukce" style:family="text">
      <style:text-properties style:use-window-font-color="true"/>
    </style:style>
    <style:style style:name="T114" style:parent-style-name="instrukce" style:family="text">
      <style:text-properties style:use-window-font-color="true" style:text-position="super 65.2%"/>
    </style:style>
    <style:style style:name="T115" style:parent-style-name="instrukce" style:family="text">
      <style:text-properties style:use-window-font-color="true"/>
    </style:style>
    <style:style style:name="P116" style:parent-style-name="Základnítext" style:family="paragraph">
      <style:paragraph-properties fo:margin-left="0.25in">
        <style:tab-stops/>
      </style:paragraph-properties>
    </style:style>
    <style:style style:name="P117" style:parent-style-name="Základnítext" style:family="paragraph">
      <style:paragraph-properties fo:margin-left="0.25in">
        <style:tab-stops/>
      </style:paragraph-properties>
    </style:style>
    <style:style style:name="P118" style:parent-style-name="Základnítext" style:family="paragraph">
      <style:paragraph-properties fo:margin-left="0.25in">
        <style:tab-stops/>
      </style:paragraph-properties>
    </style:style>
    <style:style style:name="T119" style:parent-style-name="instrukce" style:family="text">
      <style:text-properties style:use-window-font-color="true"/>
    </style:style>
    <style:style style:name="T120" style:parent-style-name="instrukce" style:family="text">
      <style:text-properties style:use-window-font-color="true"/>
    </style:style>
    <style:style style:name="P121" style:parent-style-name="podpis" style:family="paragraph">
      <style:paragraph-properties fo:margin-top="0.3333in"/>
    </style:style>
    <style:style style:name="P122" style:parent-style-name="Nadpis1" style:family="paragraph">
      <style:text-properties style:use-window-font-color="tru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/>
            <text:p text:style-name="Normální"/>
            <text:p text:style-name="Normální">K106 84/2024</text:p>
            <text:p text:style-name="Normální">KVOP-50534/2024</text:p>
            <text:p text:style-name="Normální">17. 12. 2024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7">
            <text:p text:style-name="Normální"><text:s text:c="5"/></text:p>
            <text:p text:style-name="Normální"><text:s text:c="5"/></text:p>
            <text:p text:style-name="Normální">Vážený pan</text:p>
            <text:p text:style-name="Normální">Ing.<text:s/>A. B.</text:p>
            <text:p text:style-name="Normální"/>
            <text:p text:style-name="Normální"/>
            <text:p text:style-name="Normální"/>
            <text:p text:style-name="Normální"/>
            <text:p text:style-name="P18">Doporučeně</text:p>
            <text:p text:style-name="Normální"/>
            <text:p text:style-name="Normální"/>
          </table:table-cell>
        </table:table-row>
      </table:table>
      <text:h text:style-name="Nadpis1" text:outline-level="1"/>
      <text:h text:style-name="Nadpis1" text:outline-level="1">Sdělení o vyřízení žádosti o informace</text:h>
      <text:h text:style-name="Nadpis1" text:outline-level="1">podle zákona č. 106/1999 Sb., o svobodném přístupu k informacím</text:h>
      <text:p text:style-name="Základnítext"/>
      <text:p text:style-name="Základnítext">Vážený pane inženýre,</text:p>
      <text:p text:style-name="Základnítext">dne 10<text:span text:style-name="T19">. 12</text:span>. 2024 obdržela Kancelář veřejného ochránce práv Vaši žádost o informace. Žádáte o zodpovězení několika dotazů.</text:p>
      <text:p text:style-name="Základnítext">Níže naleznete odpovědi na Vaše otázky, které jsem si dovolil přeformulovat.</text:p>
      <text:list text:style-name="LFO3_1" text:continue-numbering="true">
        <text:list-item>
          <text:p text:style-name="P20"><text:span text:style-name="T21">Existuje novější vydání sborníku Vězeňství II než podle právního stavu k 1. 3. 2019?</text:span></text:p>
        </text:list-item>
      </text:list>
      <text:p text:style-name="P22"><text:span text:style-name="T23">Novější vydání neexistuje. Aktuálně se neuvažuje o vydání dalšího dílu.</text:span></text:p>
      <text:list text:style-name="LFO3_1" text:continue-numbering="true">
        <text:list-item>
          <text:p text:style-name="P24"><text:span text:style-name="T25">Pod jakým číslem jednacím<text:s/></text:span><text:span text:style-name="T26">jsou v Evidenci stanovisek ombudsmana (ESO) publikovány aktuální stanoviska ochránce k problematice:</text:span></text:p>
        </text:list-item>
      </text:list>
      <text:list text:style-name="LFO4" text:continue-numbering="true">
        <text:list-item>
          <text:p text:style-name="P27"><text:span text:style-name="T28">Zákazu kouření ve věznicích.</text:span></text:p>
        </text:list-item>
        <text:list-item>
          <text:p text:style-name="P29"><text:span text:style-name="T30">Ubytovací plochy připadající na 1 vězně.</text:span></text:p>
        </text:list-item>
        <text:list-item>
          <text:p text:style-name="P31"><text:span text:style-name="T32">Umožnění preventivní zdravotní prohlídky na žádost odsouzeného.</text:span></text:p>
        </text:list-item>
      </text:list>
      <text:p text:style-name="P33"><text:span text:style-name="T34">Všechny zveřejněné zá</text:span><text:span text:style-name="T35">věrečné zprávy či stanoviska ochránce lze nalézt tak, že uživatel ve vyhledávači ESO v kolonce „</text:span><text:span text:style-name="T36">Oblast práva</text:span><text:span text:style-name="T37">“ zvolí kategorii „</text:span><text:span text:style-name="T38">208.2 Činnost Vězeňské služby ČR</text:span><text:span text:style-name="T39">“. Následně může v kategorii „</text:span><text:span text:style-name="T40">Věc</text:span><text:span text:style-name="T41">“ zvolit konkrétní problematiku, např. „</text:span><text:span text:style-name="T42">kouřen</text:span><text:span text:style-name="T43">í“</text:span><text:span text:style-name="T44"><text:note text:note-class="footnote" text:id="_ftn0"><text:note-citation>1</text:note-citation><text:note-body><text:p text:style-name="Textpozn.podčarou"><text:s/>K tomu např.<text:s/>zpráva o šetření ze dne 11. 7. 2018, sp. zn. 1382/2018/VOP.</text:p></text:note-body></text:note></text:span><text:span text:style-name="T45">, „</text:span><text:span text:style-name="T46">materiální podmínky výkonu trestu odnětí svobody</text:span><text:span text:style-name="T47">“</text:span><text:span text:style-name="T48"><text:note text:note-class="footnote" text:id="_ftn1"><text:note-citation>2</text:note-citation><text:note-body><text:p text:style-name="Textpozn.podčarou"><text:s/>Zde mohu uvést připomínku ochránce ze dne 28. 11. 2023, sp. zn. 44437/2023/S, ve které se vymezil proti přijetí vyhlášky, odkládající připravované změny v ubytovací ploše na rok 2027.<text:s/></text:p></text:note-body></text:note></text:span><text:span text:style-name="T49"><text:s/>či „</text:span><text:span text:style-name="T50">zdravotní péče</text:span><text:span text:style-name="T51">“. Po kliknutí na tlačítko „</text:span><text:span text:style-name="T52">vyhledat</text:span><text:span text:style-name="T53">“ se uživateli zobrazí seznam výsledků.</text:span></text:p>
      <text:soft-page-break/>
      <text:list text:style-name="LFO3_1" text:continue-numbering="true">
        <text:list-item>
          <text:p text:style-name="P54"><text:span text:style-name="T55">Který předpis upravuje minimální ubytovací plochu připadající na odsouzeného? Který předpis upravuje odklad účinnosti</text:span><text:span text:style-name="T56"><text:s/>předpisu Evropské komise o minimálních ubytovacích plochách odsouzených?</text:span></text:p>
        </text:list-item>
      </text:list>
      <text:p text:style-name="P57"><text:span text:style-name="T58">Minimální ubytovací plocha je upravena v § 17 odst. 6 vyhlášky č. 345/1999 Sb., kterou se vydává řád výkonu trestu odnětí svobody: „V ubytovací místnosti určené pro ubytování více od</text:span><text:span text:style-name="T59">souzených musí na jednoho odsouzeného připadat ubytovací plocha nejméně 4 m</text:span><text:span text:style-name="T60">2</text:span><text:span text:style-name="T61">.“</text:span></text:p>
      <text:p text:style-name="P62"><text:span text:style-name="T63">K odkladu účinnosti navýšení ubytovací plochy došlo na základě přijetí vyhlášky č. 380/2023 Sb., ze dne 14. prosince 2023.</text:span></text:p>
      <text:p text:style-name="P64"><text:span text:style-name="T65">Evropská komise v tomto směru žádný závazný předpis ne</text:span><text:span text:style-name="T66">vydává. K plánu na zvýšení standardu se přistoupilo na základě zpřísněných nároků Evropského výboru pro zabránění mučení a nelidskému či ponižujícímu zacházení nebo trestání (CPT),</text:span><text:span text:style-name="T67"><text:note text:note-class="footnote" text:id="_ftn2"><text:note-citation>3</text:note-citation><text:note-body><text:p text:style-name="Textpozn.podčarou"><text:s/>EVROPSKÝ VÝBOR PRO ZABRÁNĚNÍ MUČENÍ A NELIDSKÉMU ČI PONIŽUJÍCÍMU ZACHÁZENÍ NEBO TRESTÁNÍ (CPT). Living space per prisoner in prison establishments: CPT standards. CPT/Inf (2015) 44. [online]. Štrasburk: Evropský výbor pro zabránění mučení a nelidskému či ponižujícímu zacházení nebo trestání (CPT) [cit. 13. 12. 2024]. Dostupné<text:s/>z:<text:s/><text:a xlink:href="https://rm.coe.int/16808ef5b4" office:target-frame-name="_top" xlink:show="replace"><text:span text:style-name="Hypertextovýodkaz">https://rm.coe.int/16808ef5b4</text:span></text:a>.<text:s/></text:p></text:note-body></text:note></text:span><text:span text:style-name="T68"><text:s/>podle kterých v cele nebo ložnici určené pro ubytování více odsouzených musí na jednoho z odsouzených připadat ubytovací plocha nejméně 6 m</text:span><text:span text:style-name="T69">2</text:span><text:span text:style-name="T70"><text:s/>a na každého dalšího nejméně 4 m</text:span><text:span text:style-name="T71">2</text:span><text:span text:style-name="T72">.</text:span></text:p>
      <text:p text:style-name="P73"><text:span text:style-name="T74">Pro lepší představu ještě přikládám konkrétní příklady doporučeného minimálního standardu podle CPT:</text:span></text:p>
      <text:list text:style-name="LFO5" text:continue-numbering="true">
        <text:list-item>
          <text:p text:style-name="P75"><text:span text:style-name="T76">1 vězněná osoba na cele: alespoň 6 m</text:span><text:span text:style-name="T77">2</text:span><text:span text:style-name="T78"><text:s/>ubytovací plochy + samostatné sociální zařízení,</text:span></text:p>
        </text:list-item>
        <text:list-item>
          <text:p text:style-name="P79"><text:span text:style-name="T80">2 vězněné osoby na cele: alespoň 10 m</text:span><text:span text:style-name="T81">2</text:span><text:span text:style-name="T82"><text:s/>(6 m</text:span><text:span text:style-name="T83">2</text:span><text:span text:style-name="T84"><text:s/>+ 4 m</text:span><text:span text:style-name="T85">2</text:span><text:span text:style-name="T86">) ubytovací plo</text:span><text:span text:style-name="T87">chy + samostatné sociální zařízení,</text:span></text:p>
        </text:list-item>
        <text:list-item>
          <text:p text:style-name="P88"><text:span text:style-name="T89">3 vězněné osoby na cele: alespoň 14 m</text:span><text:span text:style-name="T90">2</text:span><text:span text:style-name="T91"><text:s/>(6 m</text:span><text:span text:style-name="T92">2</text:span><text:span text:style-name="T93"><text:s/>+ 8 m</text:span><text:span text:style-name="T94">2</text:span><text:span text:style-name="T95">) ubytovací plochy + samostatné sociální zařízení,</text:span></text:p>
        </text:list-item>
        <text:list-item>
          <text:p text:style-name="P96"><text:span text:style-name="T97">4 vězněné osoby na cele: alespoň 18 m</text:span><text:span text:style-name="T98">2</text:span><text:span text:style-name="T99"><text:s/>(6 m</text:span><text:span text:style-name="T100">2</text:span><text:span text:style-name="T101"><text:s/>+ 12 m</text:span><text:span text:style-name="T102">2</text:span><text:span text:style-name="T103">) ubytovací plochy + samostatné sociální zařízení.</text:span></text:p>
        </text:list-item>
      </text:list>
      <text:list text:style-name="LFO3_1" text:continue-numbering="true">
        <text:list-item>
          <text:p text:style-name="P104"><text:span text:style-name="T105">Platí, že je ak</text:span><text:span text:style-name="T106">tuálně minimální ubytovací plocha na 1 odsouzeného alespoň 3m</text:span><text:span text:style-name="T107">2</text:span><text:span text:style-name="T108">? Započítává se do této plochy i nábytek?</text:span></text:p>
        </text:list-item>
      </text:list>
      <text:p text:style-name="P109"><text:span text:style-name="T110">Platí, že za určitých podmínek, které jste ve svém dopise správně zmínil, může dojít k tomu, že je minimální ubytovací plocha snížena pod standardní min</text:span><text:span text:style-name="T111">imální hranici 4m</text:span><text:span text:style-name="T112">2</text:span><text:span text:style-name="T113"><text:s/>na osobu. Nikdy ale nesmí klesnout pod 3m</text:span><text:span text:style-name="T114">2</text:span><text:span text:style-name="T115"><text:s/>na osobu.</text:span></text:p>
      <text:p text:style-name="P116"/>
      <text:p text:style-name="P117"/>
      <text:soft-page-break/>
      <text:p text:style-name="P118"><text:span text:style-name="T119">Ubytovací plocha se vypočítává z rozměrů dané místnosti. Do ubytovací plochy se nezapočítává pouze sociální zařízení. Nábytek (židle, stoly…) na výpočet nemá vliv. Plocha místnosti b</text:span><text:span text:style-name="T120">ez sociálního zařízení se následně dělí počtem odsouzených na ložnici/cele.</text:span></text:p>
      <text:p text:style-name="Základnítext">S pozdravem</text:p>
      <text:p text:style-name="Základnítext"/>
      <text:p text:style-name="P121">JUDr. Pavel Pořízek, Ph.D.</text:p>
      <text:p text:style-name="podpis">vedoucí Kanceláře veřejného ochránce práv</text:p>
      <text:p text:style-name="Normální"/>
      <text:h text:style-name="P122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text:style-name="WW_CharLFO3LVL3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text:style-name="WW_CharLFO3LVL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text:style-name="WW_CharLFO3LVL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text:style-name="WW_CharLFO3LVL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text:style-name="WW_CharLFO3LVL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T14" style:parent-style-name="Standardnípísmoodstavce" style:family="text">
      <style:text-properties style:font-size-complex="11.5pt"/>
    </style:style>
    <style:style style:name="P15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F28QG*</text:span></text:p>
        <text:p text:style-name="P12"><text:span text:style-name="T13">KV</text:span><text:span text:style-name="T14">OPX00F28QG</text:span>KVOPX00F28QG</text:p>
        <text:p text:style-name="P15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12-27T10:55:00Z</meta:creation-date>
    <dc:date>2024-12-27T10:57:00Z</dc:date>
    <meta:print-date>2016-06-27T07:08:00Z</meta:print-date>
    <meta:template xlink:href="KVOP_dopis%20vedoucího" xlink:type="simple"/>
    <meta:editing-cycles>3</meta:editing-cycles>
    <meta:editing-duration>PT0S</meta:editing-duration>
    <meta:user-defined meta:name="ContentTypeId">0x010100D3A71DC738674B4893D02C4CA0E22FAC</meta:user-defined>
    <meta:document-statistic meta:page-count="3" meta:paragraph-count="6" meta:word-count="500" meta:character-count="3449" meta:row-count="24" meta:non-whitespace-character-count="2955"/>
  </office:meta>
</office:document-meta>
</file>